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6CD00001CD7C2C4EA28.svm" manifest:media-type=""/>
  <manifest:file-entry manifest:full-path="Pictures/2000000700004698000018803DFB625D.svm" manifest:media-type=""/>
  <manifest:file-entry manifest:full-path="Pictures/20000007000046B300001D26EA1A250E.svm" manifest:media-type=""/>
  <manifest:file-entry manifest:full-path="Pictures/20000007000046B300001BB4C26D017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3"/>
      <text:list xml:id="list402424218"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1"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
      <text:p text:style-name="P4"><text:soft-page-break/></text:p>
      <text:p text:style-name="P4">1.2 - Experimental Obersvations and Data Continued</text:p>
      <text:p text:style-name="P5"><draw:frame draw:style-name="fr2" draw:name="graphics3" text:anchor-type="paragraph" svg:x="0in" svg:y="0.0311in" svg:width="6.9252in" svg:height="2.3398in" draw:z-index="0"><draw:image xlink:href="Pictures/20000007000046B300001BB4C26D017F.svm" xlink:type="simple" xlink:show="embed" xlink:actuate="onLoad"/></draw:frame><draw:frame draw:style-name="fr2"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1638515831" text:style-name="L2">
        <text:list-item>
          <text:list>
            <text:list-item>
              <text:p text:style-name="P12">Mathematical Model</text:p>
            </text:list-item>
          </text:list>
        </text:list-item>
      </text:list>
      <text:p text:style-name="P6"/>
      <text:p text:style-name="P6">First let's define</text:p>
      <text:list xml:id="list1157144173" text:style-name="L3">
        <text:list-item>
          <text:p text:style-name="P13">Transmission Rate = R</text:p>
        </text:list-item>
        <text:list-item>
          <text:p text:style-name="P13">Transmission time of a packet = Tpkt</text:p>
        </text:list-item>
        <text:list-item>
          <text:p text:style-name="P13">Message Rate = Rmsg</text:p>
        </text:list-item>
        <text:list-item>
          <text:p text:style-name="P13">Propagation Delay = Tprop</text:p>
        </text:list-item>
        <text:list-item>
          <text:p text:style-name="P13">Size of a packet = L</text:p>
        </text:list-item>
        <text:list-item>
          <text:p text:style-name="P13">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pkt = 2000bytes/56kbps</text:p>
      <text:p text:style-name="P8">Tpkt = 0.2857 s</text:p>
      <text:p text:style-name="P8"><text:soft-page-break/></text:p>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Nr = </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
      <text:p text:style-name="P9"/>
      <text:p text:style-name="P9"/>
      <text:p text:style-name="P9"><text:soft-page-break/></text:p>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tab/></text:p>
      <text:p text:style-name="P9"><text:span text:style-name="T4"><text:tab/>similarly % Error Thr-msg = </text:span>32.9%</text:p>
      <text:p text:style-name="P8"/>
      <text:p text:style-name="P8"><text:tab/>In the case of NETc we observe a very low error in the data throughput, however the throughput in messages is</text:p>
      <text:p text:style-name="P8"><text:tab/>quite significant. This may be attributed to the randomness in lost and corrupt frames and applying it to the <text:tab/>simulation, if we were to run the simulation for much longer the error may decrease, therefore the error is within</text:p>
      <text:p text:style-name="P8"><text:tab/>a reasonable threshhold </text:p>
      <text:p text:style-name="P8"><text:soft-page-break/></text:p>
      <text:p text:style-name="P9">1.4 Conclusion</text:p>
      <text:list xml:id="list111321561" text:style-name="L4">
        <text:list-item>
          <text:list>
            <text:list-header>
              <text:p text:style-name="P15"/>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7">3. Feedback</text:p>
      <text:p text:style-name="P6"/>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text:p>
      <text:p text:style-name="P6"><text:tab/><text:tab/>Some other things that I liked include a clear description as to what is expected in part1 of the lab, <text:tab/>Extending the protocol in part 2 was also very informing and I have learned much more about CNET and <text:tab/>networking during the process of implementing saw.c </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ely useful for completing the assignment as well as a learning resource would have been great <text:tab/> <text:tab/> <text:s/>though 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14:47:09</dc:date>
    <meta:editing-duration>PT15H26M31S</meta:editing-duration>
    <meta:editing-cycles>13</meta:editing-cycles>
    <meta:generator>LibreOffice/3.5$Linux_X86_64 LibreOffice_project/350m1$Build-2</meta:generator>
    <dc:creator>James Devito</dc:creator>
    <meta:document-statistic meta:table-count="0" meta:image-count="4" meta:object-count="0" meta:page-count="5" meta:paragraph-count="151" meta:word-count="1785" meta:character-count="9995" meta:non-whitespace-character-count="8113"/>
  </office:meta>
</office:document-meta>
</file>